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Nimbus Roman No9 L"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Nimbus Roman No9 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0000" style:font-name="Nimbus Roman No9 L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Nimbus Roman No9 L" fo:font-size="15pt" style:font-size-asian="15pt" style:font-size-complex="15pt"/>
    </style:style>
    <style:style style:name="P7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text-underline-style="none"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Nimbus Roman No9 L" fo:font-size="15pt" style:font-size-asian="15pt" style:font-size-complex="15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Nimbus Roman No9 L" fo:font-size="15pt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style:font-name="Nimbus Roman No9 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Nimbus Roman No9 L" fo:font-size="15pt" style:text-underline-style="none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ff0000" style:font-name="Nimbus Roman No9 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Nimbus Roman No9 L" fo:font-size="12pt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style:font-name="Nimbus Roman No9 L" fo:font-size="15pt" style:font-size-asian="15pt" style:font-size-complex="15pt"/>
    </style:style>
    <style:style style:name="T2" style:family="text">
      <style:text-properties style:font-name="Nimbus Roman No9 L" fo:font-size="15pt" style:text-underline-style="none" style:font-size-asian="15pt" style:font-size-complex="15pt"/>
    </style:style>
    <style:style style:name="T3" style:family="text">
      <style:text-properties style:font-name="Nimbus Roman No9 L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Nimbus Roman No9 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style:font-name="Nimbus Roman No9 L" fo:font-size="15pt" style:text-underline-style="solid" style:text-underline-width="auto" style:text-underline-color="font-color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LETAR!!!</text:p>
      <text:p text:style-name="P2">Manual de Proyecto</text:p>
      <text:p text:style-name="P1"/>
      <text:p text:style-name="P1"/>
      <text:p text:style-name="P1">Integrantes:</text:p>
      <text:p text:style-name="P1">Bogado Sebastián <text:tab/>91707</text:p>
      <text:p text:style-name="P1">Garay Ignacio <text:tab/><text:tab/>92265</text:p>
      <text:p text:style-name="P1">Torres Miguel<text:tab/><text:tab/>91396</text:p>
      <text:p text:style-name="P6"/>
      <text:p text:style-name="P1"/>
      <text:p text:style-name="P1">Índice:</text:p>
      <text:p text:style-name="P1"/>
      <text:list xml:id="list838662665" text:style-name="L1">
        <text:list-item>
          <text:p text:style-name="P13">División de Tareas</text:p>
        </text:list-item>
        <text:list-item>
          <text:p text:style-name="P13">Evolución del Proyecto</text:p>
        </text:list-item>
        <text:list-item>
          <text:p text:style-name="P13">Inconvenientes encontrados</text:p>
        </text:list-item>
        <text:list-item>
          <text:p text:style-name="P13">Análisis de Puntos Pendientes</text:p>
        </text:list-item>
        <text:list-item>
          <text:p text:style-name="P13">Herramientas utilizadas</text:p>
        </text:list-item>
        <text:list-item>
          <text:p text:style-name="P13">Conclusiones</text:p>
        </text:list-item>
      </text:list>
      <text:p text:style-name="P1"/>
      <text:p text:style-name="P1"/>
      <text:p text:style-name="P7"><text:span text:style-name="T2">1 . </text:span><text:span text:style-name="T1">División de Tareas</text:span></text:p>
      <text:p text:style-name="P14"/>
      <text:p text:style-name="P4">COMPLETAR!!!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Tarea</text:p>
          </table:table-cell>
          <table:table-cell table:style-name="Table1.B1" office:value-type="string">
            <text:p text:style-name="P11">Integrante </text:p>
          </table:table-cell>
        </table:table-row>
        <table:table-row>
          <table:table-cell table:style-name="Table1.A2" office:value-type="string">
            <text:p text:style-name="P10">Conexiones entres las aplicaciones</text:p>
          </table:table-cell>
          <table:table-cell table:style-name="Table1.B2" office:value-type="string">
            <text:p text:style-name="P10">Ignacio Garay</text:p>
          </table:table-cell>
        </table:table-row>
        <table:table-row>
          <table:table-cell table:style-name="Table1.A2" office:value-type="string">
            <text:p text:style-name="P10">Implementación del Servidor</text:p>
          </table:table-cell>
          <table:table-cell table:style-name="Table1.B2" office:value-type="string">
            <text:p text:style-name="P10">Ignacio Garay</text:p>
          </table:table-cell>
        </table:table-row>
        <table:table-row>
          <table:table-cell table:style-name="Table1.A2" office:value-type="string">
            <text:p text:style-name="P10">Implementación de Base de Datos y resolución de Consultas</text:p>
          </table:table-cell>
          <table:table-cell table:style-name="Table1.B2" office:value-type="string">
            <text:p text:style-name="P10">Miguel Torres</text:p>
          </table:table-cell>
        </table:table-row>
        <table:table-row>
          <table:table-cell table:style-name="Table1.A2" office:value-type="string">
            <text:p text:style-name="P10">Creacion de Aplicaciones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Diseño interfaz gráfica</text:p>
          </table:table-cell>
          <table:table-cell table:style-name="Table1.B2" office:value-type="string">
            <text:p text:style-name="P10">Sebastián Bogado</text:p>
          </table:table-cell>
        </table:table-row>
        <table:table-row>
          <table:table-cell table:style-name="Table1.A2" office:value-type="string">
            <text:p text:style-name="P10">Implementación Cliente</text:p>
          </table:table-cell>
          <table:table-cell table:style-name="Table1.B2" office:value-type="string">
            <text:p text:style-name="P10">Sebastián Bogado/ Miguel Torres</text:p>
          </table:table-cell>
        </table:table-row>
      </table:table>
      <text:p text:style-name="P3"/>
      <text:p text:style-name="P7"><text:span text:style-name="T2">2 . </text:span><text:span text:style-name="T1">Evolución del Proyecto</text:span></text:p>
      <text:p text:style-name="P14"/>
      <text:p text:style-name="P16">El proyecto comienza con la definición de las tareas. En un principio, se asignó el reparto de las tareas que se creyeron más importantes. Dichas partes fueron tres y bastante separadas:</text:p>
      <text:p text:style-name="P16"/>
      <text:list xml:id="list41585791" text:style-name="L2">
        <text:list-item>
          <text:p text:style-name="P17">Interfaz gráfica del cliente.</text:p>
        </text:list-item>
        <text:list-item>
          <text:p text:style-name="P17">Base de datos y resolución de consulta</text:p>
        </text:list-item>
        <text:list-item>
          <text:p text:style-name="P17">Comunicación y concurrencia</text:p>
        </text:list-item>
      </text:list>
      <text:p text:style-name="P16"/>
      <text:p text:style-name="P16">Se adoptó una forma de trabajo en la que se comenzó desde arriba hacia abajo, definiendo las interfaces necesarias para el correcto funcionamiento de cada clase principal. A medida que se fue logrando funcionalidad y testeando la misma, se avanzaba en profundidad hacia las demás clases.</text:p>
      <text:p text:style-name="P16">En un primer momento, esas tres partes se desarrollaron de forma independiente, de modo de que pudieran ser testeadas con </text:p>
      <text:p text:style-name="P7"><text:span text:style-name="T2">3 . </text:span><text:span text:style-name="T1">Inconvenientes Encontrados</text:span></text:p>
      <text:p text:style-name="P14"/>
      <text:p text:style-name="P19"/>
      <text:p text:style-name="P15"/>
      <text:p text:style-name="P8"><text:span text:style-name="T3">4 . </text:span><text:span text:style-name="T4">Análisis de Puntos Pendientes</text:span></text:p>
      <text:p text:style-name="P14"/>
      <text:p text:style-name="P14"/>
      <text:p text:style-name="P14"/>
      <text:p text:style-name="P8"><text:span text:style-name="T3">5 . </text:span><text:span text:style-name="T4">Herramientas Utilizadas</text:span></text:p>
      <text:p text:style-name="P14"/>
      <text:p text:style-name="P18">COMPLETAR!!!</text:p>
      <text:p text:style-name="P14"/>
      <text:p text:style-name="P14">librería XML</text:p>
      <text:p text:style-name="P15">Para la serialización de algunas entidades en la aplicación se utilizo la librería de XML <text:s/>TinyXML.</text:p>
      <text:p text:style-name="P15"/>
      <text:p text:style-name="P15"/>
      <text:p text:style-name="P9"><text:span text:style-name="T1">6 . </text:span><text:span text:style-name="T5">Conclusiones</text:span></text:p>
      <text:p text:style-name="P14"/>
      <text:p text:style-name="P18">COMPLETAR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 </meta:initial-creator>
    <meta:creation-date>2012-07-07T20:16:52</meta:creation-date>
    <dc:date>2012-07-08T01:59:00</dc:date>
    <dc:creator>Nacho </dc:creator>
    <meta:editing-duration>PT47M40S</meta:editing-duration>
    <meta:editing-cycles>11</meta:editing-cycles>
    <meta:generator>LibreOffice/3.5$Linux_x86 LibreOffice_project/350m1$Build-2</meta:generator>
    <meta:document-statistic meta:table-count="1" meta:image-count="0" meta:object-count="0" meta:page-count="8" meta:paragraph-count="43" meta:word-count="236" meta:character-count="1407" meta:non-whitespace-character-count="1346"/>
  </office:meta>
</office:document-meta>
</file>